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6000000E10C073DE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18cm" svg:height="27cm" draw:z-index="0">
        <draw:image xlink:href="Pictures/100000010000096000000E10C073DE2D.png" xlink:type="simple" xlink:show="embed" xlink:actuate="onLoad" draw:mime-type="image/png"/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2T10:37:32.671820895</meta:creation-date>
    <dc:date>2025-08-22T10:40:38.670014144</dc:date>
    <meta:editing-duration>PT3M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2.5.2$Linux_X86_64 LibreOffice_project/03d19516eb2e1dd5d4ccd751a0d6f35f35e08022</meta:generator>
  </office:meta>
</office:document-meta>
</file>